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25-04-09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24-12-11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24-04-01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23-12-18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23-04-25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22-12-14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22-04-06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21-12-10 0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21-04-07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20-12-08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20-04-28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19-12-10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19-04-1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18-12-04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18-04-25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17-12-20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17-04-18 2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16-12-21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16-04-21 0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15-12-15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15-04-22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14-12-1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14-04-15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13-12-16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13-04-24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12-12-05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12-04-16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11-12-07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11-04-2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10-12-07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10-04-27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09-12-03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09-06-1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08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08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07-12-1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07-06-04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06-12-2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06-06-26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05-12-20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05-06-2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04-12-13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0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03-12-15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03-06-12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02-12-1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02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01-12-12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01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00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200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99-12-20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99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9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9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99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99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9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99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9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98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9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98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97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9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96-12-19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96-12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96-11-04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96-10-0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96-09-1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96-08-20 0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96-07-1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9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96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96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84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84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8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84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8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83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8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83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83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8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8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83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83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82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82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82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82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82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82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81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8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81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81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81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81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80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80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8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80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8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80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9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9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9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9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9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8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8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8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8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8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7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7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7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7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7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7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7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7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7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6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6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6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6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6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6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6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6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6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6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5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5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5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5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5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5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5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5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4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4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4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4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4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4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4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4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4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3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3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3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3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3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3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3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3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3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2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2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2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2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2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2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2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2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2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2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1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1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1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1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1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1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1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1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1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1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0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0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7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9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8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7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7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6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5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3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2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2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2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1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1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1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1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0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6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59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5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59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5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5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58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5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5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5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5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5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5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5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5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57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5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57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5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5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5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56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5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5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5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5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5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55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54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9119483501</text:p>
          </table:table-cell>
          <table:table-cell office:value-type="string" calcext:value-type="string">
            <text:p>004N028W16J002S</text:p>
          </table:table-cell>
          <table:table-cell office:value-type="string" calcext:value-type="string">
            <text:p>194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04" meta:object-count="0"/>
    <meta:user-defined meta:name="AppVersion">3.0</meta:user-defined>
  </office:meta>
</office:document-meta>
</file>